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99" draw:textarea-horizontal-align="justify" draw:textarea-vertical-align="middle" draw:auto-grow-height="false" fo:min-height="1.338cm" fo:min-width="2.041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338cm" fo:min-width="2.041cm"/>
    </style:style>
    <style:style style:name="gr3" style:family="graphic" style:parent-style-name="standard">
      <style:graphic-properties svg:stroke-color="#000000" draw:fill-color="#ffff99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0.648cm" fo:min-width="1.296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2.041cm"/>
    </style:style>
    <style:style style:name="gr6" style:family="graphic" style:parent-style-name="standard">
      <style:graphic-properties svg:stroke-width="0.106cm" svg:stroke-color="#ff3333" draw:marker-start="Symmetric_20_Arrow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0.512cm" fo:min-width="1.532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color="#000000" draw:fill-color="#ffff99" draw:textarea-horizontal-align="justify" draw:textarea-vertical-align="middle" draw:auto-grow-height="false" fo:min-height="0.86cm" fo:min-width="0.771cm"/>
    </style:style>
    <style:style style:name="gr10" style:family="graphic" style:parent-style-name="standard">
      <style:graphic-properties svg:stroke-color="#000000" draw:fill-color="#ffff99" draw:textarea-horizontal-align="justify" draw:textarea-vertical-align="middle" draw:auto-grow-height="false" fo:min-height="0.86cm" fo:min-width="0.644cm"/>
    </style:style>
    <style:style style:name="gr11" style:family="graphic" style:parent-style-name="standard">
      <style:graphic-properties svg:stroke-color="#000000" draw:fill-color="#ffcc99" draw:textarea-horizontal-align="justify" draw:textarea-vertical-align="middle" draw:auto-grow-height="false" fo:min-height="0.512cm" fo:min-width="1.278cm"/>
    </style:style>
    <style:style style:name="gr12" style:family="graphic" style:parent-style-name="standard">
      <style:graphic-properties svg:stroke-color="#000000" draw:fill-color="#ffcc99" draw:textarea-horizontal-align="justify" draw:textarea-vertical-align="middle" draw:auto-grow-height="false" fo:min-height="0.512cm" fo:min-width="1.318cm"/>
    </style:style>
    <style:style style:name="gr13" style:family="graphic" style:parent-style-name="standard">
      <style:graphic-properties svg:stroke-width="0.106cm" svg:stroke-color="#ff3333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dash" draw:stroke-dash="Fine_20_Dashed" svg:stroke-color="#000000" draw:fill="none" draw:textarea-horizontal-align="left" draw:textarea-vertical-align="bottom" draw:auto-grow-height="false" fo:min-height="6.481cm" fo:min-width="3.056cm"/>
    </style:style>
    <style:style style:name="gr15" style:family="graphic" style:parent-style-name="standard">
      <style:graphic-properties draw:stroke="dash" draw:stroke-dash="Fine_20_Dashed" svg:stroke-color="#000000" draw:fill="none" draw:textarea-horizontal-align="left" draw:textarea-vertical-align="bottom" draw:auto-grow-height="false" fo:min-height="6.227cm" fo:min-width="6.485cm"/>
    </style:style>
    <style:style style:name="gr16" style:family="graphic" style:parent-style-name="standard">
      <style:graphic-properties draw:stroke="dash" draw:stroke-dash="Fine_20_Dashed" svg:stroke-color="#000000" draw:fill="none" draw:textarea-horizontal-align="left" draw:textarea-vertical-align="bottom" draw:auto-grow-height="false" fo:min-height="12.831cm" fo:min-width="6.612cm"/>
    </style:style>
    <style:style style:name="gr17" style:family="graphic" style:parent-style-name="standard">
      <style:graphic-properties svg:stroke-color="#000000" draw:fill-color="#ccffcc" draw:textarea-horizontal-align="justify" draw:textarea-vertical-align="middle" draw:auto-grow-height="false" fo:min-height="0.512cm" fo:min-width="1.532cm"/>
    </style:style>
    <style:style style:name="gr18" style:family="graphic" style:parent-style-name="standard">
      <style:graphic-properties svg:stroke-color="#000000" draw:fill-color="#ccffcc" draw:textarea-horizontal-align="justify" draw:textarea-vertical-align="middle" draw:auto-grow-height="false" fo:min-height="1.02cm" fo:min-width="1.532cm"/>
    </style:style>
    <style:style style:name="gr19" style:family="graphic" style:parent-style-name="standard">
      <style:graphic-properties svg:stroke-color="#000000" draw:fill-color="#ccffcc" draw:textarea-horizontal-align="justify" draw:textarea-vertical-align="middle" draw:auto-grow-height="false" fo:min-height="1.02cm" fo:min-width="1.151cm"/>
    </style:style>
    <style:style style:name="gr20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-color="#cccccc"/>
      <style:paragraph-properties fo:text-align="center"/>
      <style:text-properties fo:color="#000000" fo:font-size="12pt" style:font-size-asian="12pt" style:font-size-complex="12pt"/>
    </style:style>
    <style:style style:name="P4" style:family="paragraph">
      <loext:graphic-properties draw:fill-color="#ffcc99"/>
      <style:paragraph-properties fo:text-align="center"/>
      <style:text-properties fo:color="#000000" fo:font-size="12pt" style:font-size-asian="12pt" style:font-size-complex="12pt"/>
    </style:style>
    <style:style style:name="P5" style:family="paragraph">
      <loext:graphic-properties draw:fill-color="#ffff99"/>
      <style:paragraph-properties fo:text-align="center"/>
      <style:text-properties fo:color="#000000"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color="#666666" fo:font-size="12pt" style:font-size-asian="12pt" style:font-size-complex="12pt"/>
    </style:style>
    <style:style style:name="P7" style:family="paragraph">
      <loext:graphic-properties draw:fill-color="#ccffcc"/>
      <style:paragraph-properties fo:text-align="center"/>
      <style:text-properties fo:color="#000000" fo:font-size="12pt" style:font-size-asian="12pt" style:font-size-complex="12pt"/>
    </style:style>
    <style:style style:name="P8" style:family="paragraph">
      <style:paragraph-properties fo:text-align="center"/>
      <style:text-properties fo:color="#000000"/>
    </style:style>
    <style:style style:name="P9" style:family="paragraph">
      <loext:graphic-properties draw:fill="none" draw:fill-color="#ffffff"/>
      <style:paragraph-properties fo:text-align="center"/>
      <style:text-properties fo:color="#000000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000000"/>
    </style:style>
    <style:style style:name="T5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54cm" svg:height="2.54cm" svg:x="12.43cm" svg:y="16.24cm">
          <text:p text:style-name="P1"><text:span text:style-name="T1">Central</text:span></text:p>
          <text:p text:style-name="P1"><text:span text:style-name="T1">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" draw:id="id1" draw:layer="layout" svg:width="2.54cm" svg:height="2.54cm" svg:x="3.54cm" svg:y="13.065cm">
          <text:p text:style-name="P1"><text:span text:style-name="T1">Data</text:span></text:p>
          <text:p text:style-name="P1"><text:span text:style-name="T1">Stor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6" draw:id="id6" draw:layer="layout" svg:width="2.54cm" svg:height="1.27cm" svg:x="12.43cm" svg:y="13.7cm">
          <draw:glue-point draw:id="4" svg:x="-2cm" svg:y="-5cm"/>
          <draw:glue-point draw:id="5" svg:x="2.5cm" svg:y="-5cm"/>
          <draw:glue-point draw:id="6" svg:x="2.5cm" svg:y="5cm"/>
          <draw:glue-point draw:id="7" svg:x="-2.5cm" svg:y="5cm"/>
          <text:p text:style-name="P1"><text:span text:style-name="T1">Central</text:span></text:p>
          <text:p text:style-name="P1"><text:span text:style-name="T1">Server</text:span>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2.54cm" svg:height="1.27cm" svg:x="17.891cm" svg:y="13.7cm">
          <text:p text:style-name="P1"><text:span text:style-name="T1">Facility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4cm" svg:height="1.27cm" svg:x="7.096cm" svg:y="13.7cm">
          <text:p text:style-name="P1"><text:span text:style-name="T1">Repo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54cm" svg:height="1.27cm" svg:x="3.54cm" svg:y="16.875cm">
          <text:p text:style-name="P1"><text:span text:style-name="T1">GridFT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2.54cm" svg:height="2.032cm" svg:x="21.32cm" svg:y="13.319cm">
          <text:p text:style-name="P1"><text:span text:style-name="T1">Data</text:span></text:p>
          <text:p text:style-name="P1"><text:span text:style-name="T1">Cach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4.81cm" svg:y1="15.605cm" svg:x2="4.81cm" svg:y2="16.875cm" draw:start-shape="id1" draw:start-glue-point="7" draw:end-shape="id2" draw:end-glue-point="4" svg:d="M4810 15605v1270" svg:viewBox="0 0 1 1271">
          <text:p/>
        </draw:connector>
        <draw:custom-shape draw:style-name="gr7" draw:text-style-name="P2" xml:id="id3" draw:id="id3" draw:layer="layout" svg:width="2.032cm" svg:height="0.762cm" svg:x="7.35cm" svg:y="17.129cm">
          <text:p text:style-name="P1"><text:span text:style-name="T1">Authz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08cm" svg:y1="17.51cm" svg:x2="7.35cm" svg:y2="17.51cm" draw:start-shape="id2" draw:start-glue-point="10" draw:end-shape="id3" draw:end-glue-point="3" svg:d="M6080 17510h1270" svg:viewBox="0 0 1271 1">
          <text:p/>
        </draw:connector>
        <draw:connector draw:style-name="gr8" draw:text-style-name="P1" draw:layer="layout" svg:x1="9.382cm" svg:y1="17.51cm" svg:x2="12.43cm" svg:y2="17.51cm" draw:start-shape="id3" draw:start-glue-point="1" draw:end-shape="id4" draw:end-glue-point="6" svg:d="M9382 17510h3048" svg:viewBox="0 0 3049 1">
          <text:p/>
        </draw:connector>
        <draw:connector draw:style-name="gr8" draw:text-style-name="P1" draw:layer="layout" svg:x1="6.08cm" svg:y1="14.335cm" svg:x2="7.096cm" svg:y2="14.335cm" draw:start-shape="id1" draw:start-glue-point="8" draw:end-shape="id5" draw:end-glue-point="3" svg:d="M6080 14335h1016" svg:viewBox="0 0 1017 1">
          <text:p/>
        </draw:connector>
        <draw:connector draw:style-name="gr8" draw:text-style-name="P1" draw:layer="layout" svg:x1="9.636cm" svg:y1="14.335cm" svg:x2="12.43cm" svg:y2="14.335cm" draw:start-shape="id5" draw:start-glue-point="1" draw:end-shape="id6" draw:end-glue-point="3" svg:d="M9636 14335h2794" svg:viewBox="0 0 2795 1">
          <text:p/>
        </draw:connector>
        <draw:connector draw:style-name="gr8" draw:text-style-name="P1" draw:layer="layout" svg:x1="13.7cm" svg:y1="14.97cm" svg:x2="13.7cm" svg:y2="16.24cm" draw:start-shape="id6" draw:start-glue-point="2" draw:end-shape="id4" draw:end-glue-point="5" svg:d="M13700 14970v1270" svg:viewBox="0 0 1 1271">
          <text:p/>
        </draw:connector>
        <draw:connector draw:style-name="gr8" draw:text-style-name="P1" draw:layer="layout" svg:x1="20.431cm" svg:y1="14.335cm" svg:x2="21.32cm" svg:y2="14.335cm" draw:start-shape="id7" draw:start-glue-point="1" draw:end-shape="id8" draw:end-glue-point="6" svg:d="M20431 14335h889" svg:viewBox="0 0 890 1">
          <text:p/>
        </draw:connector>
        <draw:custom-shape draw:style-name="gr4" draw:text-style-name="P4" xml:id="id9" draw:id="id9" draw:layer="layout" svg:width="2.54cm" svg:height="1.27cm" svg:x="21.32cm" svg:y="16.875cm">
          <text:p text:style-name="P1"><text:span text:style-name="T1">GridFT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2.032cm" svg:height="0.762cm" svg:x="18.145cm" svg:y="17.129cm">
          <text:p text:style-name="P1"><text:span text:style-name="T1">Authz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54cm" svg:height="2.54cm" svg:x="21.32cm" svg:y="11.287cm">
          <text:p text:style-name="P1"><text:span text:style-name="T1">File</text:span></text:p>
          <text:p text:style-name="P1"><text:span text:style-name="T1">System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22.59cm" svg:y1="15.351cm" svg:x2="22.59cm" svg:y2="16.875cm" draw:start-shape="id8" draw:start-glue-point="7" draw:end-shape="id9" draw:end-glue-point="4" svg:d="M22590 15351v1524" svg:viewBox="0 0 1 1525">
          <text:p/>
        </draw:connector>
        <draw:custom-shape draw:style-name="gr4" draw:text-style-name="P4" xml:id="id10" draw:id="id10" draw:layer="layout" svg:width="2.54cm" svg:height="1.27cm" svg:x="21.32cm" svg:y="8.62cm">
          <text:p text:style-name="P1"><text:span text:style-name="T1">GridFT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2.59cm" svg:y1="9.89cm" svg:x2="22.59cm" svg:y2="11.287cm" draw:start-shape="id10" draw:start-glue-point="8" draw:end-shape="id11" draw:end-glue-point="5" svg:d="M22590 9890v1397" svg:viewBox="0 0 1 1398">
          <text:p/>
        </draw:connector>
        <draw:connector draw:style-name="gr8" draw:text-style-name="P1" draw:layer="layout" svg:x1="17.891cm" svg:y1="14.335cm" svg:x2="14.97cm" svg:y2="14.335cm" draw:start-shape="id7" draw:start-glue-point="3" draw:end-shape="id6" svg:d="M17891 14335h-2921" svg:viewBox="0 0 2922 1">
          <text:p/>
        </draw:connector>
        <draw:connector draw:style-name="gr8" draw:text-style-name="P1" draw:layer="layout" svg:x1="18.145cm" svg:y1="17.51cm" svg:x2="14.97cm" svg:y2="17.51cm" draw:start-shape="id12" draw:start-glue-point="3" draw:end-shape="id4" draw:end-glue-point="8" svg:d="M18145 17510h-3175" svg:viewBox="0 0 3176 1">
          <text:p/>
        </draw:connector>
        <draw:connector draw:style-name="gr8" draw:text-style-name="P1" draw:layer="layout" svg:x1="20.177cm" svg:y1="17.51cm" svg:x2="21.32cm" svg:y2="17.51cm" draw:start-shape="id12" draw:start-glue-point="1" draw:end-shape="id9" draw:end-glue-point="6" svg:d="M20177 17510h1143" svg:viewBox="0 0 1144 1">
          <text:p/>
        </draw:connector>
        <draw:custom-shape draw:style-name="gr3" draw:text-style-name="P2" xml:id="id13" draw:id="id13" draw:layer="layout" svg:width="2.54cm" svg:height="1.27cm" svg:x="11.922cm" svg:y="8.366cm">
          <draw:glue-point draw:id="4" svg:x="-2.5cm" svg:y="5cm"/>
          <text:p text:style-name="P1"><text:span text:style-name="T1">Web</text:span></text:p>
          <text:p text:style-name="P1"><text:span text:style-name="T1">Porta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192cm" svg:y1="9.636cm" svg:x2="13.192cm" svg:y2="13.7cm" draw:start-shape="id13" draw:start-glue-point="2" draw:end-shape="id6" draw:end-glue-point="4" svg:d="M13192 9636v4064" svg:viewBox="0 0 1 4065">
          <text:p/>
        </draw:connector>
        <draw:custom-shape draw:style-name="gr7" draw:text-style-name="P2" xml:id="id14" draw:id="id14" draw:layer="layout" svg:width="2.032cm" svg:height="0.762cm" svg:x="18.018cm" svg:y="8.62cm"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2.032cm" svg:height="0.762cm" svg:x="18.018cm" svg:y="10.017cm">
          <text:p text:style-name="P1"><text:span text:style-name="T1">Client Lib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034cm" svg:y1="9.382cm" svg:x2="19.034cm" svg:y2="10.017cm" draw:start-shape="id14" draw:start-glue-point="2" draw:end-shape="id15" draw:end-glue-point="0" svg:d="M19034 9382v635" svg:viewBox="0 0 1 636">
          <text:p/>
        </draw:connector>
        <draw:connector draw:style-name="gr8" draw:text-style-name="P1" draw:layer="layout" svg:x1="18.018cm" svg:y1="10.398cm" svg:x2="14.335cm" svg:y2="13.7cm" draw:start-shape="id15" draw:start-glue-point="3" draw:end-shape="id6" draw:end-glue-point="5" svg:d="M18018 10398h-3683v3302" svg:viewBox="0 0 3684 3303">
          <text:p/>
        </draw:connector>
        <draw:custom-shape draw:style-name="gr9" draw:text-style-name="P5" xml:id="id16" draw:id="id16" draw:layer="layout" svg:width="1.27cm" svg:height="1.524cm" svg:x="18.399cm" svg:y="11.406cm">
          <text:p text:style-name="P1"><text:span text:style-name="T2">User</text:span></text:p>
          <text:p text:style-name="P1"><text:span text:style-name="T2">Cert</text:span></text:p>
          <draw:enhanced-geometry svg:viewBox="0 0 21600 21600" draw:glue-points="10800 0 0 10800 10800 21600 21600 10800" draw:text-areas="0 0 21600 ?f11" draw:type="paper" draw:modifiers="15331.46853146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" draw:layer="layout" svg:x1="19.034cm" svg:y1="10.779cm" svg:x2="19.034cm" svg:y2="11.406cm" draw:start-shape="id15" draw:start-glue-point="2" draw:end-shape="id16" draw:end-glue-point="4" svg:d="M19034 10779v627" svg:viewBox="0 0 1 628">
          <text:p/>
        </draw:connector>
        <draw:custom-shape draw:style-name="gr10" draw:text-style-name="P5" xml:id="id19" draw:id="id19" draw:layer="layout" svg:width="1.143cm" svg:height="1.524cm" svg:x="15.732cm" svg:y="14.97cm">
          <text:p text:style-name="P1"><text:span text:style-name="T2">User</text:span></text:p>
          <text:p text:style-name="P1"><text:span text:style-name="T2">Certs</text:span></text:p>
          <draw:enhanced-geometry svg:viewBox="0 0 21600 21600" draw:glue-points="10800 0 0 10800 10800 21600 21600 10800" draw:text-areas="0 0 21600 ?f11" draw:type="paper" draw:modifiers="15331.46853146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4" xml:id="id18" draw:id="id18" draw:layer="layout" svg:width="1.778cm" svg:height="0.762cm" svg:x="10.271cm" svg:y="15.351cm">
          <text:p text:style-name="P1"><text:span text:style-name="T1">Globu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1.818cm" svg:height="0.762cm" svg:x="9.509cm" svg:y="9.97cm">
          <text:p text:style-name="P1"><text:span text:style-name="T1">Globu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2.557cm" svg:y1="9.636cm" svg:x2="11.327cm" svg:y2="10.351cm" draw:start-shape="id13" draw:start-glue-point="4" draw:end-shape="id17" draw:end-glue-point="1" svg:d="M12557 9636v715h-1230" svg:viewBox="0 0 1231 716">
          <text:p/>
        </draw:connector>
        <draw:connector draw:style-name="gr8" draw:text-style-name="P1" draw:layer="layout" svg:x1="13.065cm" svg:y1="14.97cm" svg:x2="12.049cm" svg:y2="15.732cm" draw:start-shape="id6" draw:start-glue-point="7" draw:end-shape="id18" draw:end-glue-point="1" svg:d="M13065 14970v762h-1016" svg:viewBox="0 0 1017 763">
          <text:p/>
        </draw:connector>
        <draw:connector draw:style-name="gr8" draw:text-style-name="P1" draw:layer="layout" svg:x1="14.335cm" svg:y1="14.97cm" svg:x2="15.732cm" svg:y2="15.732cm" draw:start-shape="id6" draw:start-glue-point="6" draw:end-shape="id19" draw:end-glue-point="5" svg:d="M14335 14970v762h1397" svg:viewBox="0 0 1398 763">
          <text:p/>
        </draw:connector>
        <draw:custom-shape draw:style-name="gr2" draw:text-style-name="P3" xml:id="id21" draw:id="id21" draw:layer="layout" svg:width="2.54cm" svg:height="2.54cm" svg:x="3.54cm" svg:y="6.461cm">
          <text:p text:style-name="P1"><text:span text:style-name="T1">File</text:span></text:p>
          <text:p text:style-name="P1"><text:span text:style-name="T1">System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20" draw:id="id20" draw:layer="layout" svg:width="2.54cm" svg:height="1.27cm" svg:x="3.54cm" svg:y="3.794cm">
          <text:p text:style-name="P1"><text:span text:style-name="T1">GridFT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.81cm" svg:y1="5.064cm" svg:x2="4.81cm" svg:y2="6.461cm" draw:start-shape="id20" draw:start-glue-point="8" draw:end-shape="id21" draw:end-glue-point="5" svg:d="M4810 5064v1397" svg:viewBox="0 0 1 1398">
          <text:p/>
        </draw:connector>
        <draw:connector draw:style-name="gr13" draw:text-style-name="P1" draw:layer="layout" draw:line-skew="-0.769cm" svg:x1="3.54cm" svg:y1="4.429cm" svg:x2="3.54cm" svg:y2="17.51cm" draw:start-shape="id20" draw:start-glue-point="6" draw:end-shape="id2" draw:end-glue-point="6" svg:d="M3540 4429h-1270v13081h1270" svg:viewBox="0 0 1271 13082">
          <text:p/>
        </draw:connector>
        <draw:connector draw:style-name="gr13" draw:text-style-name="P1" draw:layer="layout" draw:line-skew="-0.769cm 1.403cm" svg:x1="3.54cm" svg:y1="17.51cm" svg:x2="22.59cm" svg:y2="18.145cm" draw:start-shape="id2" draw:start-glue-point="6" draw:end-shape="id9" draw:end-glue-point="8" svg:d="M3540 17510h-1270v2540h20320v-1905" svg:viewBox="0 0 20321 2541">
          <text:p/>
        </draw:connector>
        <draw:connector draw:style-name="gr13" draw:text-style-name="P1" draw:layer="layout" draw:line-skew="1.403cm 0.768cm" svg:x1="22.59cm" svg:y1="18.145cm" svg:x2="23.86cm" svg:y2="9.255cm" draw:start-shape="id9" draw:start-glue-point="8" draw:end-shape="id10" draw:end-glue-point="10" svg:d="M22590 18145v1905h2540v-10795h-1270" svg:viewBox="0 0 2541 10796">
          <text:p/>
        </draw:connector>
        <draw:custom-shape draw:style-name="gr14" draw:text-style-name="P6" draw:layer="layout" svg:width="3.556cm" svg:height="6.731cm" svg:x="3.032cm" svg:y="3.286cm">
          <text:p text:style-name="P1"><text:span text:style-name="T3">External Site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6.985cm" svg:height="6.477cm" svg:x="3.032cm" svg:y="12.557cm">
          <text:p text:style-name="P1"><text:span text:style-name="T3">Central Data Repository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112cm" svg:height="13.081cm" svg:x="17.383cm" svg:y="5.953cm">
          <text:p text:style-name="P1"><text:span text:style-name="T3">Compute Environ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22" draw:id="id22" draw:layer="layout" svg:width="2.032cm" svg:height="0.762cm" svg:x="12.176cm" svg:y="6.588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192cm" svg:y1="7.35cm" svg:x2="13.192cm" svg:y2="8.366cm" draw:start-shape="id22" draw:start-glue-point="2" draw:end-shape="id13" draw:end-glue-point="0" svg:d="M13192 7350v1016" svg:viewBox="0 0 1 1017">
          <text:p/>
        </draw:connector>
        <draw:custom-shape draw:style-name="gr18" draw:text-style-name="P7" xml:id="id23" draw:id="id23" draw:layer="layout" svg:width="2.032cm" svg:height="1.27cm" svg:x="18.018cm" svg:y="6.461cm">
          <text:p text:style-name="P1"><text:span text:style-name="T1">User /</text:span></text:p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034cm" svg:y1="7.731cm" svg:x2="19.034cm" svg:y2="8.62cm" draw:start-shape="id23" draw:start-glue-point="2" draw:end-shape="id14" draw:end-glue-point="0" svg:d="M19034 7731v889" svg:viewBox="0 0 1 890">
          <text:p/>
        </draw:connector>
        <draw:custom-shape draw:style-name="gr19" draw:text-style-name="P7" xml:id="id24" draw:id="id24" draw:layer="layout" svg:width="1.651cm" svg:height="1.27cm" svg:x="21.193cm" svg:y="6.461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1.193cm" svg:y1="7.096cm" svg:x2="20.05cm" svg:y2="10.398cm" draw:start-shape="id24" draw:start-glue-point="3" draw:end-shape="id15" draw:end-glue-point="1" svg:d="M21193 7096h-572v3302h-571" svg:viewBox="0 0 1144 3303">
          <text:p/>
        </draw:connector>
        <draw:frame draw:style-name="gr20" draw:text-style-name="P9" draw:layer="layout" svg:width="13.335cm" svg:height="2.667cm" svg:x="7.35cm" svg:y="1.762cm">
          <draw:text-box>
            <text:p text:style-name="P8"><text:span text:style-name="T4">Scientific Data Management System (SDMS)</text:span></text:p>
            <text:p text:style-name="P8"><text:span text:style-name="T5">System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42:59.414937160</meta:creation-date>
    <meta:editing-duration>PT49M27S</meta:editing-duration>
    <meta:editing-cycles>7</meta:editing-cycles>
    <meta:generator>LibreOffice/5.1.6.2$Linux_X86_64 LibreOffice_project/10m0$Build-2</meta:generator>
    <dc:date>2018-04-19T15:52:59.705404477</dc:date>
    <meta:document-statistic meta:object-count="54"/>
  </office:meta>
</office:document-meta>
</file>